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horizontal-align="justify" draw:textarea-vertical-align="middle" draw:auto-grow-height="false" fo:min-height="0.458cm" fo:min-width="0.20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0.258cm" fo:min-width="10.10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8.49cm" fo:min-width="8.2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2.026cm" fo:min-width="11.77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9.374cm" fo:min-width="9.12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026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1.142cm" fo:min-width="10.892cm" fo:padding-top="0.175cm" fo:padding-bottom="0.175cm" fo:padding-left="0.3cm" fo:padding-right="0.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13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cm" svg:height="15cm" svg:x="6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5cm" svg:height="12.5cm" svg:x="7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7.5cm" svg:height="17.5cm" svg:x="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429cm" svg:height="3.806cm" svg:x="21.574cm" svg:y="1.889cm">
          <draw:text-box>
            <text:p>Toroid footprint: <text:s/>Toroid diameters in mm</text:p>
          </draw:text-box>
        </draw:frame>
        <draw:custom-shape draw:style-name="gr6" draw:text-style-name="P2" draw:layer="layout" svg:width="13.75cm" svg:height="13.75cm" svg:x="7.12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667cm" svg:height="0.725cm" svg:x="13.319cm" svg:y="3.54cm">
          <draw:text-box>
            <text:p text:style-name="P4"><text:span text:style-name="T1">137.5</text:span></text:p>
          </draw:text-box>
        </draw:frame>
        <draw:frame draw:style-name="gr7" draw:text-style-name="P5" draw:layer="layout" svg:width="2.667cm" svg:height="0.725cm" svg:x="13.32cm" svg:y="4.141cm">
          <draw:text-box>
            <text:p text:style-name="P4"><text:span text:style-name="T1">125</text:span></text:p>
          </draw:text-box>
        </draw:frame>
        <draw:frame draw:style-name="gr7" draw:text-style-name="P5" draw:layer="layout" svg:width="2.667cm" svg:height="0.725cm" svg:x="13.346cm" svg:y="2.915cm">
          <draw:text-box>
            <text:p text:style-name="P4"><text:span text:style-name="T1">150</text:span></text:p>
          </draw:text-box>
        </draw:frame>
        <draw:custom-shape draw:style-name="gr8" draw:text-style-name="P2" draw:layer="layout" svg:width="16.25cm" svg:height="16.25cm" svg:x="5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667cm" svg:height="0.725cm" svg:x="13.347cm" svg:y="2.216cm">
          <draw:text-box>
            <text:p text:style-name="P4"><text:span text:style-name="T1">162.5</text:span></text:p>
          </draw:text-box>
        </draw:frame>
        <draw:frame draw:style-name="gr7" draw:text-style-name="P5" draw:layer="layout" svg:width="2.667cm" svg:height="0.725cm" svg:x="13.348cm" svg:y="1.617cm">
          <draw:text-box>
            <text:p text:style-name="P4"><text:span text:style-name="T1">17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4T12:39:16.128000000</meta:creation-date>
    <dc:date>2020-12-04T12:50:36.310000000</dc:date>
    <meta:editing-duration>PT11M20S</meta:editing-duration>
    <meta:editing-cycles>2</meta:editing-cycles>
    <meta:generator>LibreOffice/6.4.2.2$Windows_X86_64 LibreOffice_project/4e471d8c02c9c90f512f7f9ead8875b57fcb1ec3</meta:generator>
    <meta:document-statistic meta:object-count="12"/>
  </office:meta>
</office:document-meta>
</file>